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  <style:font-face style:name="Nimbus Roman No9 L" svg:font-family="Nimbus Roman No9 L"/>
  </office:font-face-decls>
  <office:automatic-styles>
    <style:style style:name="T1" style:family="text">
      <style:text-properties style:font-name="Nimbus Roman No9 L"/>
    </style:style>
    <style:style style:name="T2" style:family="text">
      <style:text-properties fo:color="#000000" style:font-name="Nimbus Roman No9 L" fo:font-size="12pt" fo:language="en" fo:country="US" fo:font-weight="normal"/>
    </style:style>
    <style:style style:name="T3" style:family="text">
      <style:text-properties style:font-name="Nimbus Roman No9 L" fo:font-size="12pt" fo:language="en" fo:country="US" fo:font-weight="normal"/>
    </style:style>
    <style:style style:name="T4" style:family="text">
      <style:text-properties fo:color="#000000" style:font-name="Nimbus Roman No9 L" fo:font-size="12px" fo:language="en" fo:country="US" fo:font-weight="normal"/>
    </style:style>
    <style:style style:name="T5" style:family="text">
      <style:text-properties fo:color="#000000" style:font-name="Times New Roman" fo:font-size="12px" fo:language="en" fo:country="US" fo:font-weight="normal"/>
    </style:style>
    <style:style style:name="T6" style:family="text">
      <style:text-properties fo:color="#000000"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style:writing-mode="lr"/>
    </style:style>
    <style:style style:name="P3" style:family="paragraph" style:parent-style-name="Normal">
      <style:paragraph-properties fo:text-align="center"/>
      <style:text-properties fo:color="#000000" style:font-name="Nimbus Roman No9 L" fo:font-size="12pt" fo:font-weight="normal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Nimbus Roman No9 L" fo:font-size="12pt" fo:language="en" fo:country="US" fo:font-weight="normal"/>
    </style:style>
    <style:style style:name="P1" style:family="paragraph" style:parent-style-name="Normal">
      <style:paragraph-properties fo:text-align="center"/>
    </style:style>
    <style:style style:name="Sect1" style:family="section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Normal"><text:span text:style-name="T1">Grade sheet: Nicholas Maxwell</text:span></text:p>
        <text:p text:style-name="Normal"/>
        <text:p text:style-name="Normal"><text:span text:style-name="T1">E-mail : </text:span><text:a xlink:href="mailto:nicholas.maxwell%40gmail.com"><text:span text:style-name="T1">nicholas.maxwell@gmail.com</text:span></text:a><text:span text:style-name="T1">; </text:span><text:a xlink:href="mailto:namaxwell%40uh.edu"><text:span text:style-name="T1">namaxwell@uh.edu</text:span></text:a></text:p>
        <text:p text:style-name="Normal"><text:span text:style-name="T1">Phone : (281)-795-1172 </text:span></text:p>
        <text:p text:style-name="Normal"><text:span text:style-name="T1">Mailing address : </text:span></text:p>
        <text:p text:style-name="Normal"><text:span text:style-name="T1"> <text:s text:c="4"/>9502 Steep Bank Passage, </text:span></text:p>
        <text:p text:style-name="Normal"><text:span text:style-name="T1"> <text:s text:c="4"/>Missouri City, TX, 77459</text:span></text:p>
        <text:p text:style-name="Normal"/>
        <text:p text:style-name="P1"><text:span text:style-name="T2">List of graduate mathematics courses taken at U of H.</text:span></text:p>
        <text:p text:style-name="Normal"/>
        <text:p text:style-name="Normal"><text:span text:style-name="T2">MATH 6395: Special Topics in Math: Stochastic Differential Equations, Dr. Torok - grade: A-</text:span></text:p>
        <text:p text:style-name="P2"><text:span text:style-name="T1">MATH 6320: Functions of a Real Variable I, Dr. Blecher - grade: B</text:span></text:p>
        <text:p text:style-name="P2"><text:span text:style-name="T2">MATH 6395: Select Topics in Analysis: Introduction to Wavelets, Dr. Labate - grade: B</text:span></text:p>
        <text:p text:style-name="P2"/>
        <text:p text:style-name="P1"><text:span text:style-name="T1">List of 4000-level undergraduate mathematics courses taken at U of H.</text:span></text:p>
        <text:p text:style-name="Normal"/>
        <text:p text:style-name="Normal"><text:span text:style-name="T1">MATH 4377: Advanced Linear Algebra I , Dr. Blecher – grade: A</text:span></text:p>
        <text:p text:style-name="Normal"><text:span text:style-name="T1">MATH 4378: Advanced Linear Algebra II, Dr. Friedberg – grade: A-</text:span></text:p>
        <text:p text:style-name="Normal"><text:span text:style-name="T1">MATH 4355: Mathematics of Signal Representation, Dr. Bodmann – grade: A </text:span></text:p>
        <text:p text:style-name="Normal"><text:span text:style-name="T1">MATH 4331: Introduction to Real Analysis, Dr. Field – grade: A- </text:span></text:p>
        <text:p text:style-name="Normal"><text:span text:style-name="T1">MATH 4389: Survey of Undergraduate Mathematics, Dr. Peters – grade: A</text:span></text:p>
        <text:p text:style-name="Normal"/>
        <text:p text:style-name="P3"><text:span text:style-name="T2">List of 4000-level undergraduate physics courses taken at U of H.</text:span></text:p>
        <text:p text:style-name="P4"/>
        <text:p text:style-name="P4"><text:span text:style-name="T3">PHYS 4321 </text:span><text:span text:style-name="T4">Intermediate Electromagnetics</text:span><text:span text:style-name="T3"> I, Dr. Benbrook - grade: A</text:span></text:p>
        <text:p text:style-name="P4"><text:span text:style-name="T2">PHYS 4322 Intermediate Electromagnetics II, Dr. Benbrook - grade: A</text:span></text:p>
        <text:p text:style-name="P4"><text:span text:style-name="T2">PHYS 4350 </text:span><text:span text:style-name="T5">Computational Physics</text:span><text:span text:style-name="T2">, Dr. Mayes - grade: A</text:span></text:p>
        <text:p text:style-name="P4"><text:span text:style-name="T2">PHYS 4421 </text:span><text:span text:style-name="T5">Elec Devices &amp; Applic, Dr. </text:span><text:span text:style-name="T2">Benbrook - grade: B</text:span></text:p>
        <text:p text:style-name="P4"><text:span text:style-name="T2">PHYS 4337 Intro to Solid State Physics</text:span><text:span text:style-name="T6">, Dr. </text:span><text:span text:style-name="T2">Forrest - grade: B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Nimbus Sans L"/>
    <style:font-face style:name="Nimbus Roman No9 L" svg:font-family="Nimbus Roman No9 L"/>
  </office:font-face-decls>
  <office:styles>
    <style:style style:name="Internet link_text" style:family="text" style:next-style-name="Internet link_text">
      <style:text-properties fo:color="#000080" style:text-underline-type="single"/>
    </style:style>
    <style:style style:name="Reference" style:family="text">
      <style:text-properties fo:font-size="10pt"/>
    </style:style>
    <style:style style:name="Caption" style:family="paragraph" style:parent-style-name="Normal" style:next-style-name="Caption">
      <style:paragraph-properties fo:margin-top="0.0835in" fo:margin-bottom="0.0835in"/>
      <style:text-properties fo:font-size="12pt" fo:font-style="italic"/>
    </style:style>
    <style:style style:name="Normal" style:family="paragraph" style:next-style-name="Normal">
      <style:paragraph-properties style:writing-mode="lr"/>
      <style:text-properties style:font-name="Nimbus Roman No9 L" fo:font-size="12pt" fo:language="en" fo:country="US"/>
    </style:style>
    <style:style style:name="Heading" style:family="paragraph" style:parent-style-name="Normal" style:next-style-name="Text body">
      <style:paragraph-properties fo:margin-top="0.1665in" fo:margin-bottom="0.0835in" fo:keep-with-next="always"/>
      <style:text-properties style:font-name="Nimbus Sans L" fo:font-size="14pt"/>
    </style:style>
    <style:style style:name="Text body" style:family="paragraph" style:parent-style-name="Normal" style:next-style-name="Text 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meta:creation-date>2009-06-26T12:45:14</meta:creation-date>
    <dc:date>2009-06-26T12:53:39</dc:date>
  </office:meta>
</office:document-meta>
</file>